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13945f" officeooo:paragraph-rsid="0013945f"/>
    </style:style>
    <style:style style:name="P2" style:family="paragraph" style:parent-style-name="Standard">
      <style:text-properties officeooo:paragraph-rsid="00151613"/>
    </style:style>
    <style:style style:name="P3" style:family="paragraph" style:parent-style-name="Standard">
      <style:text-properties fo:font-weight="bold" officeooo:rsid="00151613" officeooo:paragraph-rsid="0015161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 structure:</text:p>
      <text:p text:style-name="Standard">.</text:p>
      <text:p text:style-name="Standard">├── cmd</text:p>
      <text:p text:style-name="Standard">│ <text:s text:c="2"/>└── web-scraper</text:p>
      <text:p text:style-name="Standard">│ <text:s text:c="6"/>└── main.go</text:p>
      <text:p text:style-name="Standard">├── internal</text:p>
      <text:p text:style-name="Standard">│ <text:s text:c="2"/>├── scraper</text:p>
      <text:p text:style-name="Standard">│ <text:s text:c="2"/>│ <text:s text:c="2"/>├── scraper.go</text:p>
      <text:p text:style-name="Standard">│ <text:s text:c="2"/>│ <text:s text:c="2"/>└── ...</text:p>
      <text:p text:style-name="Standard">│ <text:s text:c="2"/>├── article</text:p>
      <text:p text:style-name="Standard">│ <text:s text:c="2"/>│ <text:s text:c="2"/>├── article.go</text:p>
      <text:p text:style-name="Standard">│ <text:s text:c="2"/>│ <text:s text:c="2"/>└── ...</text:p>
      <text:p text:style-name="Standard">│ <text:s text:c="2"/>└── storage</text:p>
      <text:p text:style-name="Standard">│ <text:s text:c="6"/>├── storage.go</text:p>
      <text:p text:style-name="Standard">│ <text:s text:c="6"/>└── ...</text:p>
      <text:p text:style-name="Standard">└── go.mo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8:02:49.936156015</meta:creation-date>
    <dc:date>2023-04-12T21:54:43.880051232</dc:date>
    <meta:editing-duration>PT11M12S</meta:editing-duration>
    <meta:editing-cycles>1</meta:editing-cycles>
    <meta:document-statistic meta:table-count="0" meta:image-count="0" meta:object-count="0" meta:page-count="1" meta:paragraph-count="16" meta:word-count="46" meta:character-count="237" meta:non-whitespace-character-count="165"/>
    <meta:generator>LibreOffice/7.3.7.2$Linux_X86_64 LibreOffice_project/30$Build-2</meta:generator>
  </office:meta>
</office:document-meta>
</file>